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-BoldMT" svg:font-family="Arial-BoldMT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4d54" officeooo:paragraph-rsid="001c4d54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text-properties officeooo:paragraph-rsid="001ca4e5"/>
    </style:style>
    <style:style style:name="P4" style:family="paragraph" style:parent-style-name="Text_20_body">
      <style:text-properties officeooo:rsid="001ca4e5" officeooo:paragraph-rsid="001ca4e5"/>
    </style:style>
    <style:style style:name="P5" style:family="paragraph" style:parent-style-name="Text_20_body">
      <style:text-properties officeooo:rsid="001dca29" officeooo:paragraph-rsid="001dca29"/>
    </style:style>
    <style:style style:name="P6" style:family="paragraph" style:parent-style-name="Heading_20_1">
      <style:text-properties officeooo:rsid="001ca4e5" officeooo:paragraph-rsid="001ca4e5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itle">
      <style:text-properties officeooo:rsid="001ca4e5" officeooo:paragraph-rsid="001ca4e5"/>
    </style:style>
    <style:style style:name="P9" style:family="paragraph" style:parent-style-name="Title">
      <style:text-properties officeooo:rsid="001ca4e5" officeooo:paragraph-rsid="001dca29"/>
    </style:style>
    <style:style style:name="P10" style:family="paragraph" style:parent-style-name="Title">
      <style:text-properties officeooo:rsid="001dca29" officeooo:paragraph-rsid="001dca29"/>
    </style:style>
    <style:style style:name="T1" style:family="text">
      <style:text-properties fo:color="#000000" style:font-name="Arial-BoldMT" fo:font-size="28pt" fo:font-weight="bold" style:font-size-asian="28pt" style:font-weight-asian="bold"/>
    </style:style>
    <style:style style:name="T2" style:family="text">
      <style:text-properties fo:color="#000000" style:font-name="Arial-BoldMT" fo:font-size="28pt" fo:font-weight="bold" officeooo:rsid="001ca4e5" style:font-size-asian="28pt" style:font-weight-asian="bold"/>
    </style:style>
    <style:style style:name="T3" style:family="text">
      <style:text-properties fo:color="#000000" style:font-name="Arial-BoldMT" fo:font-size="18pt" fo:font-weight="bold" style:font-size-asian="18pt" style:font-weight-asian="bold"/>
    </style:style>
    <style:style style:name="T4" style:family="text">
      <style:text-properties fo:color="#000000" style:font-name="Arial-BoldMT" fo:font-size="16pt" fo:font-weight="bold" style:font-size-asian="16pt" style:font-weight-asian="bold"/>
    </style:style>
    <style:style style:name="T5" style:family="text">
      <style:text-properties fo:color="#000000" style:font-name="TimesNewRomanPSMT" fo:font-size="12pt" style:font-size-asian="12pt"/>
    </style:style>
    <style:style style:name="T6" style:family="text">
      <style:text-properties fo:color="#000000" style:font-name="OpenSymbol" fo:font-size="12pt" style:font-size-asian="12pt"/>
    </style:style>
    <style:style style:name="T7" style:family="text">
      <style:text-properties fo:color="#000000" style:font-name="OpenSymbol" fo:font-size="16pt" style:font-size-asian="16pt"/>
    </style:style>
    <style:style style:name="T8" style:family="text">
      <style:text-properties fo:color="#000000" style:font-name="TimesNewRomanPS-BoldMT" fo:font-size="12pt" fo:font-weight="bold" style:font-size-asian="12pt" style:font-weight-asian="bold"/>
    </style:style>
    <style:style style:name="T9" style:family="text">
      <style:text-properties fo:color="#810000" style:font-name="TimesNewRomanPSMT" fo:font-size="12pt" style:font-size-asian="12pt"/>
    </style:style>
    <style:style style:name="T10" style:family="text">
      <style:text-properties officeooo:rsid="001ca4e5"/>
    </style:style>
    <style:style style:name="T11" style:family="text">
      <style:text-properties officeooo:rsid="001dca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er des applications web design pour generer les modules du site</text:p>
      <text:p text:style-name="P1">type webdev</text:p>
      <text:p text:style-name="P1"/>
      <text:p text:style-name="P1"/>
      <text:p text:style-name="P1"><text:span text:style-name="T2">1 .</text:span><text:span text:style-name="T1">Expression des besoins</text:span></text:p>
      <text:p text:style-name="P2"><text:span text:style-name="T5">Idée du projet : avoir un site qui me plait, navigation plus fluide étant à la fois blog et un site</text:span></text:p>
      <text:p text:style-name="P2"><text:span text:style-name="T5">commercial.</text:span></text:p>
      <text:p text:style-name="P2"><text:span text:style-name="T6">• </text:span><text:span text:style-name="T5">INDISPENSABLE : Disponible sur ordinateur et mobile, panier visible partout, que la barre</text:span></text:p>
      <text:p text:style-name="P2"><text:span text:style-name="T5">des catégories et options soit accessible pour tous</text:span></text:p>
      <text:p text:style-name="P2"><text:span text:style-name="T6">• </text:span><text:span text:style-name="T5">Problemes actuels : il est fonctionnel mais on ne peut pas mettre dans le panier et acheter</text:span></text:p>
      <text:p text:style-name="P2"><text:span text:style-name="T6">• </text:span><text:span text:style-name="T5">ce que je voudrais en plus :</text:span></text:p>
      <text:p text:style-name="P2"><text:span text:style-name="T5">simplification de la mise en ligne des produits, contact (et actualité) en plus dans la barre de</text:span></text:p>
      <text:p text:style-name="P2"><text:span text:style-name="T5">menu, panier</text:span></text:p>
      <text:p text:style-name="P2"><text:span text:style-name="T6">• </text:span><text:span text:style-name="T5">charte graphique existante du site à conserver : la mise en place , noir et blanc, neutre et</text:span></text:p>
      <text:p text:style-name="P2"><text:span text:style-name="T5">classe, logo drouot quotation elisabeth hoffmann police de caractere taget, panier en haut à</text:span></text:p>
      <text:p text:style-name="P2"><text:span text:style-name="T5">droite et la même barre de recherche ( recherche dans la base de données )</text:span></text:p>
      <text:p text:style-name="P2"><text:span text:style-name="T3">1. au niveau de la page d'acceuil</text:span></text:p>
      <text:p text:style-name="P2"><text:span text:style-name="T5">sortir la barre image qui ne me plaît plus</text:span></text:p>
      <text:p text:style-name="P2"><text:span text:style-name="T5">préciser "accessible depuis tablettes et smarphones android et iphone"</text:span></text:p>
      <text:p text:style-name="P2"><text:span text:style-name="T5">La barre de menu : besoin de quelque chose de fonctionnel avant tout et tres intuitif</text:span></text:p>
      <text:p text:style-name="P2"><text:span text:style-name="T5">sortir l'</text:span><text:span text:style-name="T9">option </text:span><text:span text:style-name="T5">cadre</text:span></text:p>
      <text:p text:style-name="P2"><text:span text:style-name="T5">Slides et images :</text:span></text:p>
      <text:p text:style-name="P2"><text:span text:style-name="T5">besoin d'un apercu rapide de ce que je sais faire: </text:span><text:span text:style-name="T9">echantillonage</text:span></text:p>
      <text:p text:style-name="P2"><text:span text:style-name="T5">paysages, marine, pont de pierre, vignes, portrait, scenes urbaines</text:span></text:p>
      <text:p text:style-name="P2"><text:span text:style-name="T5">Liens vers instagram, facebook, besoin de les calibrer, lien vers le site drouot quotations</text:span></text:p>
      <text:p text:style-name="P2"><text:span text:style-name="T5">a ouvrir dans un nouvel onglet</text:span></text:p>
      <text:p text:style-name="P2"><text:span text:style-name="T5">En bas : conserver la barre noire contenant les champs et choix suivants</text:span></text:p>
      <text:p text:style-name="P2"><text:span text:style-name="T8">Boutique Mon compte </text:span><text:span text:style-name="T5">**</text:span></text:p>
      <text:p text:style-name="P2"><text:span text:style-name="T5">contactez nous mes commandes</text:span></text:p>
      <text:p text:style-name="P2"><text:span text:style-name="T5">information et livraisons mes informations personnelles</text:span></text:p>
      <text:p text:style-name="P2"><text:span text:style-name="T5">condition d'utilisation de vente</text:span></text:p>
      <text:p text:style-name="P2"><text:span text:style-name="T5">**</text:span><text:span text:style-name="T8">Informations sur la boutique</text:span></text:p>
      <text:p text:style-name="P2"><text:span text:style-name="T5">tva non applicable en vertu de l’article 293 B du CGI car d'oeuvre d'art</text:span></text:p>
      <text:p text:style-name="P2"><text:span text:style-name="T5">Lorsque l'on passe la souris sur le </text:span><text:span text:style-name="T9">sous menu </text:span><text:span text:style-name="T5">boutique, je veux une simplification des formats</text:span></text:p>
      <text:p text:style-name="P2"><text:span text:style-name="T5">FORMAT thème</text:span></text:p>
      <text:p text:style-name="P2"><text:span text:style-name="T5">carré le reste conserver</text:span></text:p>
      <text:p text:style-name="P2"><text:span text:style-name="T5">allongé</text:span></text:p>
      <text:p text:style-name="P2"><text:span text:style-name="T5">debout</text:span></text:p>
      <text:p text:style-name="P2"><text:span text:style-name="T5">portait</text:span></text:p>
      <text:p text:style-name="P2"><text:span text:style-name="T5">paysage</text:span></text:p>
      <text:p text:style-name="P2"><text:span text:style-name="T3">2. Lorsque l'on clique sur boutique</text:span></text:p>
      <text:p text:style-name="P2"><text:span text:style-name="T5">Différentes photos : - format</text:span></text:p>
      <text:p text:style-name="P2"><text:span text:style-name="T5">- theme</text:span></text:p>
      <text:p text:style-name="P2"><text:span text:style-name="T5">- support</text:span></text:p>
      <text:p text:style-name="P2"><text:span text:style-name="T5">mieux faire ces sous-catégories</text:span></text:p>
      <text:p text:style-name="P2"><text:span text:style-name="T5">format –&gt; plusieurs formats</text:span></text:p>
      <text:p text:style-name="P2"><text:span text:style-name="T5">theme -&gt; plusieurs themes</text:span></text:p>
      <text:p text:style-name="P2"><text:span text:style-name="T5">support -&gt; toiles, et cadres</text:span></text:p>
      <text:p text:style-name="P2"><text:soft-page-break/><text:span text:style-name="T7">◦ </text:span><text:span text:style-name="T4">Lorsque que l'on atteint les tableaux</text:span></text:p>
      <text:p text:style-name="P2"><text:span text:style-name="T5">Les présenter sous forme de vignettes/grilles et non liste</text:span></text:p>
      <text:p text:style-name="P2"><text:span text:style-name="T5">! Ne pas afficher les prix des tableaux dans cette grille !</text:span></text:p>
      <text:p text:style-name="P2"><text:span text:style-name="T5">Faire des </text:span><text:span text:style-name="T9">info bulles </text:span><text:span text:style-name="T5">(informations sur la vignette en texte) contenant tarif, dimensions, titre,</text:span></text:p>
      <text:p text:style-name="P2"><text:span text:style-name="T5">disponibilité et possibilité.</text:span></text:p>
      <text:p text:style-name="P2"><text:span text:style-name="T7">◦ </text:span><text:span text:style-name="T4">quand on clique sur le produit</text:span></text:p>
      <text:p text:style-name="P2"><text:span text:style-name="T5">tout laisser tel que c'est actuellement sauf les onglets de partage, laisser facebook</text:span></text:p>
      <text:p text:style-name="P2"><text:span text:style-name="T5">Dans le panier : sortir le dessin panier, quantité (tjr 1) et TTC</text:span></text:p>
      <text:p text:style-name="P2"><text:span text:style-name="T5">à gauche, sortir les colonnes sur les cotés</text:span></text:p>
      <text:p text:style-name="P2"><text:span text:style-name="T5">Faire comme un balayage sur la partie gauche, si on est en mode paysage sur mobile</text:span></text:p>
      <text:p text:style-name="P2"><text:span text:style-name="T5">Faire en sorte que le site soit bien référencé sur Google avec des mots clés.</text:span></text:p>
      <text:p text:style-name="P2"><text:span text:style-name="T5">Au niveau des sous-menus l'artiste et expositions</text:span></text:p>
      <text:p text:style-name="P1"><text:span text:style-name="T5">tout conserver</text:span></text:p>
      <text:p text:style-name="P1"><text:span text:style-name="T5"/></text:p>
      <text:p text:style-name="P1"><text:span text:style-name="T5"/></text:p>
      <text:p text:style-name="P8">2. Definition du besoin </text:p>
      <text:p text:style-name="P9"><text:s/>2.1 l'existant</text:p>
      <text:p text:style-name="Text_20_body"><text:tab/><text:span text:style-name="T11">2.1.1Le menu<text:line-break/></text:span></text:p>
      <text:p text:style-name="P9"><text:line-break/>2.2 <text:span text:style-name="T11">exigence de bases</text:span><text:line-break/><text:span text:style-name="T11">2.2.1 compatibilité mobile </text:span></text:p>
      <text:p text:style-name="P4">disponibilité multiplateforme de la mise en ligne des articles (admin)</text:p>
      <text:p text:style-name="P5"/>
      <text:p text:style-name="P10">2.3 charte graphique</text:p>
      <text:p text:style-name="P8">2.<text:span text:style-name="T11">4</text:span> Mise en ligne des produits</text:p>
      <text:p text:style-name="P3">creation d'un formularie d<text:span text:style-name="T10">e saisie accessible avec profil specifique (admin) </text:span></text:p>
      <text:p text:style-name="P3"><text:span text:style-name="T10">dans lequelle on aura des zones de saisies <text:s/>: -titre</text:span></text:p>
      <text:p text:style-name="P4">Aquarelle-</text:p>
      <text:p text:style-name="P4">Œuvre originale et unique-</text:p>
      <text:p text:style-name="P4">Vitre 48x96cm-</text:p>
      <text:p text:style-name="P4">Le cadre est en cadeau, la patine du cadre au choix-</text:p>
      <text:p text:style-name="P4">Certificat d'authenticité-</text:p>
      <text:p text:style-name="P4"><text:s/>Livraison offerte-</text:p>
      <text:p text:style-name="P4">colis bien protégé-</text:p>
      <text:p text:style-name="P4">Tous droits réservés-</text:p>
      <text:p text:style-name="P4"><text:soft-page-break/>Reproduction interdite.</text:p>
      <text:p text:style-name="P4">+ zone import d'image</text:p>
      <text:p text:style-name="P4"/>
      <text:p text:style-name="P4">---&gt; bouton publier et annuler qui permet de sauvegarder dans la DB</text:p>
      <text:p text:style-name="P4"/>
      <text:p text:style-name="P6">2.<text:span text:style-name="T11">5</text:span> La recherche spécifique d'une oeuvre</text:p>
      <text:p text:style-name="P5">recherche par thésorus (dictionnaire de mots du contexte) avec multiples mots clés sur chaque objet et ti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-BoldMT" svg:font-family="Arial-BoldMT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class="text"/>
    <style:style style:name="Title" style:family="paragraph" style:parent-style-name="Heading" style:class="chapter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4S</meta:editing-duration>
    <meta:editing-cycles>3</meta:editing-cycles>
    <meta:generator>LibreOffice/5.3.7.2$Windows_X86_64 LibreOffice_project/6b8ed514a9f8b44d37a1b96673cbbdd077e24059</meta:generator>
    <dc:date>2019-04-12T17:33:08.184000000</dc:date>
    <meta:document-statistic meta:table-count="0" meta:image-count="0" meta:object-count="0" meta:page-count="3" meta:paragraph-count="82" meta:word-count="600" meta:character-count="3557" meta:non-whitespace-character-count="3031"/>
    <meta:user-defined meta:name="Info 1"/>
    <meta:user-defined meta:name="Info 2"/>
    <meta:user-defined meta:name="Info 3"/>
    <meta:user-defined meta:name="Info 4"/>
  </office:meta>
</office:document-meta>
</file>